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1000002A1FE7D0D6266FEE5C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7.8701in" svg:height="7.8701in" draw:z-index="0"><draw:image xlink:href="Pictures/10000000000002A1000002A1FE7D0D6266FEE5C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0T00:28:00.542229496</meta:creation-date>
    <dc:date>2021-05-30T00:28:29.719658122</dc:date>
    <meta:editing-duration>PT2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